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arial" svg:font-family="arial"/>
    <style:font-face style:name="Noto Serif" svg:font-family="'Noto Serif'" style:font-family-generic="roman"/>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Footer">
      <style:text-properties fo:color="#666666" style:font-name="Liberation Sans" fo:font-size="9pt" fo:font-weight="bold" officeooo:rsid="0005b6e9" officeooo:paragraph-rsid="0005fc01" style:font-size-asian="9pt" style:font-weight-asian="bold" style:font-size-complex="9pt" style:font-weight-complex="bold"/>
    </style:style>
    <style:style style:name="P3" style:family="paragraph" style:parent-style-name="Heading_20_1">
      <style:text-properties officeooo:paragraph-rsid="0009b9d1"/>
    </style:style>
    <style:style style:name="P4" style:family="paragraph" style:parent-style-name="Heading_20_1">
      <style:text-properties officeooo:rsid="0009b9d1" officeooo:paragraph-rsid="000b4e19"/>
    </style:style>
    <style:style style:name="P5" style:family="paragraph" style:parent-style-name="Standard">
      <style:text-properties style:font-name="Liberation Sans"/>
    </style:style>
    <style:style style:name="P6" style:family="paragraph" style:parent-style-name="Standard">
      <style:text-properties style:font-name="Liberation Sans" officeooo:rsid="00206145" officeooo:paragraph-rsid="00206145"/>
    </style:style>
    <style:style style:name="P7" style:family="paragraph" style:parent-style-name="Standard" style:list-style-name="L1">
      <style:text-properties style:font-name="Liberation Sans" officeooo:rsid="00206145" officeooo:paragraph-rsid="00206145"/>
    </style:style>
    <style:style style:name="P8" style:family="paragraph" style:parent-style-name="Standard">
      <style:text-properties style:font-name="Liberation Sans" officeooo:rsid="00206145" officeooo:paragraph-rsid="0021abb0"/>
    </style:style>
    <style:style style:name="P9" style:family="paragraph" style:parent-style-name="Standard">
      <style:paragraph-properties fo:text-align="center" style:justify-single-word="false"/>
      <style:text-properties style:font-name="Liberation Sans"/>
    </style:style>
    <style:style style:name="T1" style:family="text">
      <style:text-properties fo:color="#000000" fo:font-weight="normal" style:font-weight-asian="normal" style:font-weight-complex="normal"/>
    </style:style>
    <style:style style:name="T2" style:family="text">
      <style:text-properties fo:color="#000000" fo:font-weight="normal" officeooo:rsid="00070cd4" style:font-weight-asian="normal" style:font-weight-complex="normal"/>
    </style:style>
    <style:style style:name="T3" style:family="text">
      <style:text-properties fo:font-weight="normal" style:font-weight-asian="normal" style:font-weight-complex="normal"/>
    </style:style>
    <style:style style:name="T4" style:family="text">
      <style:text-properties fo:color="#c9211e"/>
    </style:style>
    <style:style style:name="T5" style:family="text">
      <style:text-properties style:font-name="Liberation Sans" fo:font-size="18.2000007629395pt" fo:font-weight="bold" officeooo:rsid="000a147e" style:font-name-asian="Microsoft YaHei" style:font-size-asian="18.2000007629395pt" style:font-weight-asian="bold" style:font-name-complex="Mangal" style:font-size-complex="18.2000007629395pt" style:font-weight-complex="bold"/>
    </style:style>
    <style:style style:name="T6" style:family="text">
      <style:text-properties style:font-name="Liberation Sans" fo:font-size="18.2000007629395pt" fo:font-weight="bold" officeooo:rsid="0009b9d1"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 fo:font-size="18.2000007629395pt" fo:font-weight="bold" officeooo:rsid="000b4e19" style:font-name-asian="Microsoft YaHei" style:font-size-asian="18.2000007629395pt" style:font-weight-asian="bold" style:font-name-complex="Mangal" style:font-size-complex="18.2000007629395pt" style:font-weight-complex="bold"/>
    </style:style>
    <style:style style:name="T8" style:family="text">
      <style:text-properties style:font-name="Liberation Sans" fo:font-size="18.2000007629395pt" style:text-underline-style="solid" style:text-underline-width="auto" style:text-underline-color="font-color" fo:font-weight="bold" officeooo:rsid="0009b9d1" style:font-name-asian="Microsoft YaHei" style:font-size-asian="18.2000007629395pt" style:font-weight-asian="bold" style:font-name-complex="Mangal" style:font-size-complex="18.2000007629395pt" style:font-weight-complex="bold"/>
    </style:style>
    <style:style style:name="T9" style:family="text">
      <style:text-properties style:font-name="Liberation Sans" fo:font-style="normal" officeooo:rsid="0021abb0" style:font-style-asian="normal" style:font-style-complex="normal"/>
    </style:style>
    <style:style style:name="T10" style:family="text">
      <style:text-properties style:font-name="Liberation Sans" fo:font-style="normal" officeooo:rsid="0021ed39" style:font-style-asian="normal" style:font-style-complex="normal"/>
    </style:style>
    <style:style style:name="T11" style:family="text">
      <style:text-properties style:font-name="Liberation Sans" officeooo:rsid="0042c3e6"/>
    </style:style>
    <style:style style:name="T12" style:family="text">
      <style:text-properties style:font-name="Liberation Sans" fo:font-style="italic" officeooo:rsid="0021ed39" style:font-style-asian="italic" style:font-style-complex="italic"/>
    </style:style>
    <style:style style:name="T13" style:family="text">
      <style:text-properties style:font-name="Liberation Sans" fo:font-style="italic" officeooo:rsid="0022b989" style:font-style-asian="italic" style:font-style-complex="italic"/>
    </style:style>
    <style:style style:name="T14" style:family="text">
      <style:text-properties style:font-name="Liberation Sans" fo:font-style="italic" style:text-underline-style="solid" style:text-underline-width="auto" style:text-underline-color="font-color" officeooo:rsid="0021ed39" style:font-style-asian="italic" style:font-style-complex="italic"/>
    </style:style>
    <style:style style:name="T15" style:family="text">
      <style:text-properties officeooo:rsid="000a147e"/>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072dc6" style:font-size-asian="10.5pt" style:font-weight-asian="normal" style:font-size-complex="12pt" style:font-weight-complex="normal"/>
    </style:style>
    <style:style style:name="T18" style:family="text">
      <style:text-properties fo:font-size="12pt" fo:font-weight="normal" officeooo:rsid="0009b9d1" style:font-size-asian="10.5pt" style:font-weight-asian="normal" style:font-size-complex="12pt"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0b4e19"/>
    </style:style>
    <style:style style:name="T21" style:family="text">
      <style:text-properties officeooo:rsid="000b4e19"/>
    </style:style>
    <style:style style:name="T22" style:family="text">
      <style:text-properties style:font-name-asian="Microsoft YaHei" style:font-name-complex="Mangal"/>
    </style:style>
    <style:style style:name="T23" style:family="text">
      <style:text-properties officeooo:rsid="000b4e19" style:font-name-asian="Microsoft YaHei" style:font-name-complex="Mangal"/>
    </style:style>
    <style:style style:name="T24" style:family="text">
      <style:text-properties style:font-name="Liberation Sans1"/>
    </style:style>
    <style:style style:name="T25" style:family="text">
      <style:text-properties style:font-name="Liberation Sans"/>
    </style:style>
    <style:style style:name="T26" style:family="text">
      <style:text-properties style:font-name="Liberation Sans" officeooo:rsid="0021abb0"/>
    </style:style>
    <style:style style:name="T27" style:family="text">
      <style:text-properties fo:font-style="italic" style:font-style-asian="italic" style:font-style-complex="italic"/>
    </style:style>
    <style:style style:name="T28" style:family="text">
      <style:text-properties fo:font-style="italic" officeooo:rsid="0021abb0" style:font-style-asian="italic" style:font-style-complex="italic"/>
    </style:style>
    <style:style style:name="T29" style:family="text">
      <style:text-properties fo:font-style="italic" officeooo:rsid="0021ed39" style:font-style-asian="italic" style:font-style-complex="italic"/>
    </style:style>
    <style:style style:name="T30" style:family="text">
      <style:text-properties fo:font-style="italic" officeooo:rsid="0022b989" style:font-style-asian="italic" style:font-style-complex="italic"/>
    </style:style>
    <style:style style:name="T31" style:family="text">
      <style:text-properties fo:font-style="italic" style:text-underline-style="solid" style:text-underline-width="auto" style:text-underline-color="font-color" officeooo:rsid="0021ed39" style:font-style-asian="italic" style:font-style-complex="italic"/>
    </style:style>
    <style:style style:name="T32" style:family="text">
      <style:text-properties officeooo:rsid="0021abb0"/>
    </style:style>
    <style:style style:name="T33" style:family="text">
      <style:text-properties fo:font-style="normal" style:font-style-asian="normal" style:font-style-complex="normal"/>
    </style:style>
    <style:style style:name="T34" style:family="text">
      <style:text-properties fo:font-style="normal" officeooo:rsid="0013219c" style:font-style-asian="normal" style:font-style-complex="normal"/>
    </style:style>
    <style:style style:name="T35" style:family="text">
      <style:text-properties fo:font-style="normal" officeooo:rsid="0021abb0" style:font-style-asian="normal" style:font-style-complex="normal"/>
    </style:style>
    <style:style style:name="T36" style:family="text">
      <style:text-properties fo:font-style="normal" officeooo:rsid="0021ed39" style:font-style-asian="normal" style:font-style-complex="normal"/>
    </style:style>
    <style:style style:name="T37" style:family="text">
      <style:text-properties officeooo:rsid="0022b989"/>
    </style:style>
    <style:style style:name="T38" style:family="text">
      <style:text-properties officeooo:rsid="0024887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5">Bestudeer de</text:span><text:span text:style-name="T15"> video</text:span> van <text:span text:style-name="T6">de </text:span><text:span text:style-name="T8">volgende</text:span><text:span text:style-name="T6"> les</text:span><text:span text:style-name="T7"> geheel</text:span><text:span text:style-name="T6">:</text:span></text:h>
      <text:h text:style-name="Heading_20_2" text:outline-level="2">Klassen en objecten: inkapseling, overerving en veelvormigheid</text:h>
      <text:p text:style-name="P1"><text:span text:style-name="T17">E</text:span><text:span text:style-name="T16">xperimenteer </text:span><text:span text:style-name="T18">zelfstandig </text:span><text:span text:style-name="T16">met de</text:span><text:span text:style-name="T18"> daarin behandelde</text:span><text:span text:style-name="T16"> voorbeeld</text:span><text:span text:style-name="T18">-programma’s. Een link naar de broncode daarvan staat onder de video. In de volgende les kun je hierover vragen stellen.</text:span></text:p>
      <text:h text:style-name="P4" text:outline-level="1"><text:span text:style-name="T21">Opgaven bij de </text:span><text:span text:style-name="T20">huidige</text:span><text:span text:style-name="T21"> les:</text:span></text:h>
      <text:p text:style-name="P1"><text:span text:style-name="T21">In te leveren</text:span> <text:span text:style-name="T21">uiterlijk</text:span> 2 dagen v<text:span text:style-name="T22">óór de volgende les</text:span><text:span text:style-name="T23">.</text:span></text:p>
      <text:h text:style-name="Heading_20_2" text:outline-level="2">Niveau 1</text:h>
      <text:p text:style-name="P6">Maak een programma dat aan de gebruiker vraagt twee lijsten van namen in te voeren.</text:p>
      <text:p text:style-name="P6">Geef het programma een keuzemenu (gewoon in de console) waarmee de gebruiker kan kiezen uit 4 mogelijkheden:</text:p>
      <text:p text:style-name="P6"/>
      <text:list xml:id="list2478849252" text:style-name="L1">
        <text:list-item>
          <text:p text:style-name="P7">Geef alle namen die in tenminste <text:span text:style-name="T24">éé</text:span>n van beide lijsten voorkomen, gesorteerd op alfabet, met doublures verwijderd.<text:span text:style-name="T32"> Dit heet de vereniging (union) van de twee lijsten.</text:span></text:p>
        </text:list-item>
        <text:list-item>
          <text:p text:style-name="P7">Geef alle namen die wel in de eerste lijst voorkomen, maar niet in de tweede.<text:span text:style-name="T32"> Dit heet het verschil (difference) van de eerste en de tweede lijst.</text:span></text:p>
        </text:list-item>
        <text:list-item>
          <text:p text:style-name="P7">Geef alle namen die wel in de tweede lijst voorkomen maar niet in de eerste.<text:span text:style-name="T32"> Dit het het verschil (difference) van de tweede en de eerste lijst.</text:span></text:p>
        </text:list-item>
        <text:list-item>
          <text:p text:style-name="P7">Geef alle namen die in beide lijsten voorkomen.<text:span text:style-name="T32"> Dit heet de doorsnede (intersection) van de twee lijsten.</text:span></text:p>
        </text:list-item>
      </text:list>
      <text:p text:style-name="P6"/>
      <text:p text:style-name="P8">Schrijf met dit doel 3 functies, functie <text:span text:style-name="T27">getUnion</text:span> voor mogelijheid 1, functie<text:span text:style-name="T27"> </text:span><text:span text:style-name="T28">getDifference</text:span><text:span text:style-name="T27"> </text:span>voor mogelijkheid 2 en 3<text:span text:style-name="T32"> en functie </text:span><text:span text:style-name="T28">getIntersection</text:span> voor mogelijkheid 4.<text:span text:style-name="T32"> </text:span><text:span text:style-name="T11">Vermijd rechtstreeks gebruik IN een bepaalde functie, van variabelen die BUITEN die functie gedefineerd zijn.</text:span></text:p>
      <text:h text:style-name="Heading_20_2" text:outline-level="2">Niveau 2</text:h>
      <text:p text:style-name="P1"><text:span text:style-name="T34">Z</text:span><text:span text:style-name="T33">oek uit hoe je teksten kunt wegschrijven naar en teruglezen uit </text:span><text:span text:style-name="T35">het </text:span><text:span text:style-name="T33">achtergrondgeheugen.</text:span><text:span text:style-name="T35"> van je computer.</text:span><text:span text:style-name="T33"> Hint: Zoek in de officiële Python documentatie naar de </text:span><text:span text:style-name="T27">open</text:span><text:span text:style-name="T33"> functie en lees</text:span><text:span text:style-name="T35"> daar nauwkeurig</text:span><text:span text:style-name="T33"> hoe je tekstbestanden kunt wegschrijven en teruglezen.</text:span></text:p>
      <text:p text:style-name="P1"/>
      <text:p text:style-name="Standard"><text:span text:style-name="T25">Maak een programma dat hetzelfde doet als het programma van niveau 1, maar nu met lijsten die in het achtergrondgeheugen (ook wel, al dan niet terecht, harde schijf genoemd) staan opgeslagen. Het resultaat wordt als een bestand met een passende naam weggeschreven in het achtergrondgeheugen</text:span><text:span text:style-name="T26">, waarbij de oorspronkelijke bestanden intact worden gelaten. De resultaten van mogelijkheid 1, 2, 3, en 4 hebben andere bestandsnamen, die afgeleid zijn uit de namen van de invoerbestanden.</text:span></text:p>
      <text:h text:style-name="Heading_20_2" text:outline-level="2">Niveau 3</text:h>
      <text:p text:style-name="P1"><text:span text:style-name="T35">Maak een programma dat hetzelfde doet als het programma </text:span><text:span text:style-name="T36">bij niveau 2, maar dan op data die oorspronkelijk afkomstig uit MS-Teams bij Manage Team (via de ... in het linker panel). </text:span><text:soft-page-break/><text:span text:style-name="T36">Cut de deelnemerlijst en paste hem in je editor. Save vervolgens je bestand.<text:line-break/><text:line-break/>Het programma dient de namen er uit te filteren en als lijst weg te kunnen schrijven. Let op: Elke regel dient ALLEEN de naam van een persoon te bevatten. Bedenk hoe je deze regels kunt herkennen en uitfilteren.<text:line-break/><text:line-break/>Zet de personen op alfabet. Maak twee lijsten, eentje op voornaam en eentje op achternaam. Bedenk hoe je dit voor elkaar kunt krijgen.<text:line-break/><text:line-break/>Voor het overige dient het programma op de eenmaal naar schijf geschreven lijsten weer de functies </text:span><text:span text:style-name="T29">union</text:span><text:span text:style-name="T36">, </text:span><text:span text:style-name="T29">difference</text:span><text:span text:style-name="T36"> en </text:span><text:span text:style-name="T29">intersection</text:span><text:span text:style-name="T36"> te kunnen uitvoeren en de resultaten onder zinnige namen naar schijf te kunnen schrijven.<text:line-break/><text:line-break/></text:span><text:span text:style-name="T31">Extra:</text:span><text:span text:style-name="T30"> Z</text:span><text:span text:style-name="T29">org er dan voor dat de stap via de editor achterwege kan blijven, dus dat je rechtstreeks in Python kunt pasten. Dit heeft nog al wat voeten in de aarde, maar staat netjes beschreven op www.StackOverflow.com. Bedenk zelf wat goede zoektermen zijn om dit antwoord te vinden.</text:span></text:p>
      <text:p text:style-name="P1">Opmerking: Om kunnen gaan met StackOverflow is essentieel voor iedere programmeur die <text:span text:style-name="T37">in z’n beroeps-praktijk </text:span>iets anders <text:span text:style-name="T37">wil doen</text:span> dan voortdurend hetzelfde kunstje.</text:p>
      <text:p text:style-name="P1"><text:span text:style-name="T19">Extra 2:</text:span> Als je de smaak nu helemaal te pakken hebt, geef je programma dan een tkinter GUI<text:span text:style-name="T38">.</text:span></text:p>
      <text:p text:style-name="P1"/>
      <text:p text:style-name="P9">--//--</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arial" svg:font-family="arial"/>
    <style:font-face style:name="Noto Serif" svg:font-family="'Noto Serif'" style:font-family-generic="roman"/>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style:font-name="Liberation Sans" fo:font-size="9pt" fo:font-weight="bold" officeooo:rsid="0005b6e9" officeooo:paragraph-rsid="0005fc01" style:font-size-asian="9pt" style:font-weight-asian="bold" style:font-size-complex="9pt" style:font-weight-complex="bold"/>
    </style:style>
    <style:style style:name="MT1" style:family="text">
      <style:text-properties fo:color="#000000" fo:font-weight="normal" style:font-weight-asian="normal" style:font-weight-complex="normal"/>
    </style:style>
    <style:style style:name="MT2" style:family="text">
      <style:text-properties fo:color="#000000" fo:font-weight="normal" officeooo:rsid="00070cd4" style:font-weight-asian="normal" style:font-weight-complex="normal"/>
    </style:style>
    <style:style style:name="MT3" style:family="text">
      <style:text-properties fo:font-weight="normal" style:font-weight-asian="normal" style:font-weight-complex="normal"/>
    </style:style>
    <style:style style:name="MT4" style:family="text">
      <style:text-properties fo:color="#c9211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C</text:span><text:span text:style-name="MT1">)</text:span><text:span text:style-name="MT3"> </text:span>GEATEC <text:span text:style-name="MT4">engineering</text:span><text:span text:style-name="MT1">, license: Creative Commons</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5.2$Linux_X86_64 LibreOffice_project/30$Build-2</meta:generator>
    <dc:date>2020-05-08T16:06:26.770269165</dc:date>
    <meta:editing-duration>PT2H4M11S</meta:editing-duration>
    <meta:editing-cycles>21</meta:editing-cycles>
    <meta:document-statistic meta:table-count="0" meta:image-count="0" meta:object-count="0" meta:page-count="2" meta:paragraph-count="22" meta:word-count="581" meta:character-count="3581" meta:non-whitespace-character-count="3023"/>
  </office:meta>
</office:document-meta>
</file>